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T1" style:family="text">
      <style:text-properties officeooo:rsid="000da58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lgoritmo <text:span text:style-name="Strong_20_Emphasis">MyAlgorithm</text:span> implementa un metodo che somiglia molto a una parte dell'algoritmo di <text:span text:style-name="Strong_20_Emphasis">Kruskal</text:span> per il calcolo di un <text:span text:style-name="Strong_20_Emphasis">albero di copertura minimo</text:span> (MST) usando la struttura <text:span text:style-name="Strong_20_Emphasis">Union-Find</text:span>. Vediamo di analizzare passo per passo il comportamento dell'algoritmo.</text:p>
      <text:h text:style-name="Heading_20_3" text:outline-level="3">1. Cosa fa l'algoritmo?</text:h>
      <text:p text:style-name="Text_20_body">L'algoritmo parte da un grafo non orientato <text:span text:style-name="Strong_20_Emphasis">G = (V, E)</text:span> e cerca di costruire un insieme <text:span text:style-name="Strong_20_Emphasis">A</text:span> di archi che soddisfano certe condizioni. La struttura di dati che viene utilizzata per gestire i componenti connessi del grafo è una struttura Union-Find, che permette di determinare se due vertici appartengono allo stesso componente connesso.</text:p>
      <text:h text:style-name="Heading_20_3" text:outline-level="3">2. Analisi passo per passo</text:h>
      <text:h text:style-name="Heading_20_4" text:outline-level="4">Passi principali:</text:h>
      <text:list text:style-name="L1">
        <text:list-item>
          <text:p text:style-name="P1"><text:span text:style-name="Strong_20_Emphasis">A = Ø</text:span>: L'insieme A viene inizialmente impostato come vuoto. Questo è l'insieme che conterrà gli archi selezionati.</text:p>
        </text:list-item>
        <text:list-item>
          <text:p text:style-name="P1"><text:span text:style-name="Strong_20_Emphasis">for each vertex u ∈ V[G] do</text:span>: L'algoritmo itera su tutti i vertici del grafo. Per ogni vertice, viene eseguito <text:span text:style-name="Source_20_Text">MAKE-SET(u)</text:span>, che crea un insieme disgiunto contenente solo il vertice <text:span text:style-name="Source_20_Text">u</text:span>.</text:p>
        </text:list-item>
        <text:list-item>
          <text:p text:style-name="P1"><text:span text:style-name="Strong_20_Emphasis">for each edge (u,v) ∈ E[G] do</text:span>: L'algoritmo esplora ogni arco <text:span text:style-name="Source_20_Text">(u, v)</text:span> nel grafo.</text:p>
        </text:list-item>
        <text:list-item>
          <text:p text:style-name="P1"><text:span text:style-name="Strong_20_Emphasis">if FIND-SET(u) ≠ FIND-SET(v) then</text:span>: Per ogni arco, verifica se i vertici <text:span text:style-name="Source_20_Text">u</text:span> e <text:span text:style-name="Source_20_Text">v</text:span> appartengono a componenti disgiunti (cioè, se non sono nello stesso insieme). Se sono in componenti disgiunti, ciò significa che l'arco <text:span text:style-name="Source_20_Text">(u, v)</text:span> non forma un ciclo e quindi può essere aggiunto alla soluzione parziale.</text:p>
        </text:list-item>
        <text:list-item>
          <text:p text:style-name="P1"><text:span text:style-name="Strong_20_Emphasis">UNION(u,v)</text:span>: Se i vertici <text:span text:style-name="Source_20_Text">u</text:span> e <text:span text:style-name="Source_20_Text">v</text:span> appartengono a componenti disgiunti, unisce i due componenti (unisce i due insiemi a cui appartengono <text:span text:style-name="Source_20_Text">u</text:span> e <text:span text:style-name="Source_20_Text">v</text:span>).</text:p>
        </text:list-item>
        <text:list-item>
          <text:p text:style-name="P1"><text:span text:style-name="Strong_20_Emphasis">A = A ∪ {(u, v)}</text:span>: L'arco <text:span text:style-name="Source_20_Text">(u, v)</text:span> viene aggiunto all'insieme <text:span text:style-name="Strong_20_Emphasis">A</text:span>.</text:p>
        </text:list-item>
        <text:list-item>
          <text:p text:style-name="P1"><text:span text:style-name="Strong_20_Emphasis">if |A| = n - 1 then</text:span>: Se il numero di archi nell'insieme <text:span text:style-name="Strong_20_Emphasis">A</text:span> è uguale a <text:span text:style-name="Source_20_Text">n - 1</text:span> (dove <text:span text:style-name="Source_20_Text">n</text:span> è il numero di vertici nel grafo), significa che l'algoritmo ha trovato un albero di copertura (un albero che contiene tutti i vertici del grafo e ha esattamente <text:span text:style-name="Source_20_Text">n-1</text:span> archi). In questo caso, l'algoritmo restituisce <text:span text:style-name="Strong_20_Emphasis">TRUE</text:span>.</text:p>
        </text:list-item>
        <text:list-item>
          <text:p text:style-name="P1"><text:span text:style-name="Strong_20_Emphasis">else return FALSE</text:span>: Se l'algoritmo non ha trovato un albero di copertura (ossia se non ha trovato abbastanza archi per connettere tutti i vertici), restituisce <text:span text:style-name="Strong_20_Emphasis">FALSE</text:span>.</text:p>
        </text:list-item>
      </text:list>
      <text:h text:style-name="Heading_20_3" text:outline-level="3">3. Risposta alla prima domanda: <text:span text:style-name="Strong_20_Emphasis">Quando restituisce TRUE?</text:span></text:h>
      <text:p text:style-name="Text_20_body">L'algoritmo restituisce <text:span text:style-name="Strong_20_Emphasis">TRUE</text:span> quando ha trovato un <text:span text:style-name="Strong_20_Emphasis">albero di copertura</text:span>. In un grafo con <text:span text:style-name="Source_20_Text">n</text:span> vertici, un albero di copertura ha esattamente <text:span text:style-name="Source_20_Text">n - 1</text:span> archi, e ogni arco connette due componenti disgiunti. L'algoritmo utilizza la struttura <text:span text:style-name="Strong_20_Emphasis">Union-Find</text:span> per mantenere traccia delle componenti connesse e costruisce progressivamente un albero di copertura. Quando l'insieme <text:span text:style-name="Strong_20_Emphasis">A</text:span> contiene esattamente <text:span text:style-name="Source_20_Text">n - 1</text:span> archi, significa che il grafo è connesso e tutti i vertici sono stati uniti in un unico albero, quindi l'algoritmo restituisce <text:span text:style-name="Strong_20_Emphasis">TRUE</text:span>.</text:p>
      <text:p text:style-name="Text_20_body">In altre parole, l'algoritmo costruisce un albero di copertura del grafo se e solo se il grafo è connesso.</text:p>
      <text:h text:style-name="Heading_20_3" text:outline-level="3"><text:soft-page-break/>4. Cosa conterrà l'insieme <text:span text:style-name="Strong_20_Emphasis">A</text:span> alla fine dell'algoritmo?</text:h>
      <text:p text:style-name="Text_20_body">Alla fine dell'algoritmo, l'insieme <text:span text:style-name="Strong_20_Emphasis">A</text:span> conterrà gli archi che formano un <text:span text:style-name="Strong_20_Emphasis">albero di copertura</text:span> del grafo. Poiché un albero di copertura ha esattamente <text:span text:style-name="Source_20_Text">n - 1</text:span> archi (dove <text:span text:style-name="Source_20_Text">n</text:span> è il numero di vertici), l'insieme <text:span text:style-name="Strong_20_Emphasis">A</text:span> avrà questa cardinalità e conterrà gli archi che collegano tutti i vertici in modo che non vengano formati cicli.</text:p>
      <text:p text:style-name="Text_20_body"><text:span text:style-name="Strong_20_Emphasis">In sintesi:</text:span></text:p>
      <text:list text:style-name="L2">
        <text:list-item>
          <text:p text:style-name="P2"><text:span text:style-name="Strong_20_Emphasis">Quando restituisce TRUE?</text:span> L'algoritmo restituisce <text:span text:style-name="Strong_20_Emphasis">TRUE</text:span> quando il grafo è connesso e ha trovato un albero di copertura con <text:span text:style-name="Source_20_Text">n - 1</text:span> archi.</text:p>
        </text:list-item>
        <text:list-item>
          <text:p text:style-name="P3"><text:span text:style-name="Strong_20_Emphasis">Cosa conterrà l'insieme A alla fine dell'algoritmo?</text:span> Alla fine dell'algoritmo, l'insieme <text:span text:style-name="Strong_20_Emphasis">A</text:span> conterrà un albero di copertura del grafo, che è un insieme di archi che connette tutti i vertici senza formare cicli.</text:p>
        </text:list-item>
      </text:list>
      <text:h text:style-name="Heading_20_3" text:outline-level="3">5. Giustificazione formale</text:h>
      <text:p text:style-name="Text_20_body">L'algoritmo è una variante dell'algoritmo di <text:span text:style-name="Strong_20_Emphasis">Kruskal</text:span> per la costruzione di un albero di copertura (anche se qui non viene calcolato un albero di copertura minimo). La struttura di dati <text:span text:style-name="Strong_20_Emphasis">Union-Find</text:span> viene utilizzata per gestire i componenti connessi del grafo, e l'algoritmo aggiunge archi a <text:span text:style-name="Strong_20_Emphasis">A</text:span> finché non ha trovato esattamente <text:span text:style-name="Source_20_Text">n - 1</text:span> archi. Se questo accade, il grafo è connesso e l'algoritmo restituisce <text:span text:style-name="Strong_20_Emphasis">TRUE</text:span>.</text:p>
      <text:p text:style-name="Text_20_body">Se invece non trova abbastanza archi (meno di <text:span text:style-name="Source_20_Text">n - 1</text:span>), significa che il grafo non è connesso, quindi restituisce <text:span text:style-name="Strong_20_Emphasis">FALSE</text:span>.</text:p>
      <text:h text:style-name="Heading_20_3" text:outline-level="3">Conclusione</text:h>
      <text:p text:style-name="Text_20_body">L'algoritmo restituisce <text:span text:style-name="Strong_20_Emphasis">TRUE</text:span> se il grafo è connesso e costruisce un albero di copertura. L'insieme <text:span text:style-name="Strong_20_Emphasis">A</text:span> conterrà gli archi che formano l'albero di copertura, che collegano tutti i vertici senza formare cicli.</text:p>
      <text:h text:style-name="Heading_20_1" text:outline-level="1"><text:line-break/><text:span text:style-name="T1">ESECUZIONE SU GRAFO FORNITO</text:span></text:h>
      <text:list text:style-name="L3">
        <text:list-item>
          <text:p text:style-name="P4"><text:span text:style-name="Strong_20_Emphasis">Inizializzazione</text:span>:</text:p>
          <text:list>
            <text:list-item>
              <text:p text:style-name="P5">Ogni vertice viene inizializzato come un insieme separato: <text:span text:style-name="Source_20_Text">{1}, {2}, {3}, {0}, {4}, {5}, {6}</text:span>.</text:p>
            </text:list-item>
            <text:list-item>
              <text:p text:style-name="P5">A = Ø (insieme vuoto).</text:p>
            </text:list-item>
          </text:list>
        </text:list-item>
        <text:list-item>
          <text:p text:style-name="P4"><text:span text:style-name="Strong_20_Emphasis">Processamento degli archi</text:span>:</text:p>
        </text:list-item>
      </text:list>
      <text:h text:style-name="Heading_20_4" text:outline-level="4">Iterazione su arco (1, 2):</text:h>
      <text:list text:style-name="L4">
        <text:list-item>
          <text:p text:style-name="P6"><text:span text:style-name="Strong_20_Emphasis">FIND-SET(1)</text:span> = {1}, <text:span text:style-name="Strong_20_Emphasis">FIND-SET(2)</text:span> = {2}.</text:p>
        </text:list-item>
        <text:list-item>
          <text:p text:style-name="P6">Poiché sono in set separati, uniamo i set con <text:span text:style-name="Strong_20_Emphasis">UNION(1, 2)</text:span>.</text:p>
          <text:list>
            <text:list-item>
              <text:p text:style-name="P6">Ora {1, 2}, {3}, {0}, {4}, {5}, {6}.</text:p>
            </text:list-item>
          </text:list>
        </text:list-item>
        <text:list-item>
          <text:p text:style-name="P7">A = {(1, 2)}.</text:p>
        </text:list-item>
      </text:list>
      <text:h text:style-name="Heading_20_4" text:outline-level="4">Iterazione su arco (1, 3):</text:h>
      <text:list text:style-name="L5">
        <text:list-item>
          <text:p text:style-name="P8"><text:span text:style-name="Strong_20_Emphasis">FIND-SET(1)</text:span> = {1, 2}, <text:span text:style-name="Strong_20_Emphasis">FIND-SET(3)</text:span> = {3}.</text:p>
        </text:list-item>
        <text:list-item>
          <text:p text:style-name="P8"><text:soft-page-break/>Poiché sono in set separati, uniamo i set con <text:span text:style-name="Strong_20_Emphasis">UNION(1, 3)</text:span>.</text:p>
          <text:list>
            <text:list-item>
              <text:p text:style-name="P8">Ora {1, 2, 3}, {0}, {4}, {5}, {6}.</text:p>
            </text:list-item>
          </text:list>
        </text:list-item>
        <text:list-item>
          <text:p text:style-name="P9">A = {(1, 2), (1, 3)}.</text:p>
        </text:list-item>
      </text:list>
      <text:h text:style-name="Heading_20_4" text:outline-level="4">Iterazione su arco (1, 0):</text:h>
      <text:list text:style-name="L6">
        <text:list-item>
          <text:p text:style-name="P10"><text:span text:style-name="Strong_20_Emphasis">FIND-SET(1)</text:span> = {1, 2, 3}, <text:span text:style-name="Strong_20_Emphasis">FIND-SET(0)</text:span> = {0}.</text:p>
        </text:list-item>
        <text:list-item>
          <text:p text:style-name="P10">Poiché sono in set separati, uniamo i set con <text:span text:style-name="Strong_20_Emphasis">UNION(1, 0)</text:span>.</text:p>
          <text:list>
            <text:list-item>
              <text:p text:style-name="P10">Ora {1, 2, 3, 0}, {4}, {5}, {6}.</text:p>
            </text:list-item>
          </text:list>
        </text:list-item>
        <text:list-item>
          <text:p text:style-name="P11">A = {(1, 2), (1, 3), (1, 0)}.</text:p>
        </text:list-item>
      </text:list>
      <text:h text:style-name="Heading_20_4" text:outline-level="4">Iterazione su arco (2, 3):</text:h>
      <text:list text:style-name="L7">
        <text:list-item>
          <text:p text:style-name="P12"><text:span text:style-name="Strong_20_Emphasis">FIND-SET(2)</text:span> = {1, 2, 3, 0}, <text:span text:style-name="Strong_20_Emphasis">FIND-SET(3)</text:span> = {1, 2, 3, 0}.</text:p>
        </text:list-item>
        <text:list-item>
          <text:p text:style-name="P13">Poiché sono già nello stesso set, non facciamo nulla.</text:p>
        </text:list-item>
      </text:list>
      <text:h text:style-name="Heading_20_4" text:outline-level="4">Iterazione su arco (4, 5):</text:h>
      <text:list text:style-name="L8">
        <text:list-item>
          <text:p text:style-name="P14"><text:span text:style-name="Strong_20_Emphasis">FIND-SET(4)</text:span> = {4}, <text:span text:style-name="Strong_20_Emphasis">FIND-SET(5)</text:span> = {5}.</text:p>
        </text:list-item>
        <text:list-item>
          <text:p text:style-name="P14">Poiché sono in set separati, uniamo i set con <text:span text:style-name="Strong_20_Emphasis">UNION(4, 5)</text:span>.</text:p>
          <text:list>
            <text:list-item>
              <text:p text:style-name="P14">Ora {1, 2, 3, 0}, {4, 5}, {6}.</text:p>
            </text:list-item>
          </text:list>
        </text:list-item>
        <text:list-item>
          <text:p text:style-name="P15">A = {(1, 2), (1, 3), (1, 0), (4, 5)}.</text:p>
        </text:list-item>
      </text:list>
      <text:h text:style-name="Heading_20_4" text:outline-level="4">Iterazione su arco (5, 6):</text:h>
      <text:list text:style-name="L9">
        <text:list-item>
          <text:p text:style-name="P16"><text:span text:style-name="Strong_20_Emphasis">FIND-SET(5)</text:span> = {4, 5}, <text:span text:style-name="Strong_20_Emphasis">FIND-SET(6)</text:span> = {6}.</text:p>
        </text:list-item>
        <text:list-item>
          <text:p text:style-name="P16">Poiché sono in set separati, uniamo i set con <text:span text:style-name="Strong_20_Emphasis">UNION(5, 6)</text:span>.</text:p>
          <text:list>
            <text:list-item>
              <text:p text:style-name="P16">Ora {1, 2, 3, 0}, {4, 5, 6}.</text:p>
            </text:list-item>
          </text:list>
        </text:list-item>
        <text:list-item>
          <text:p text:style-name="P17">A = {(1, 2), (1, 3), (1, 0), (4, 5), (5, 6)}.</text:p>
        </text:list-item>
      </text:list>
      <text:list text:style-name="L10">
        <text:list-item>
          <text:p text:style-name="P18"><text:span text:style-name="Strong_20_Emphasis">Verifica della condizione di terminazione</text:span>:</text:p>
        </text:list-item>
      </text:list>
      <text:list text:style-name="L11">
        <text:list-item>
          <text:p text:style-name="P19">A = {(1, 2), (1, 3), (1, 0), (4, 5), (5, 6)}.</text:p>
        </text:list-item>
        <text:list-item>
          <text:p text:style-name="P19"><text:span text:style-name="Strong_20_Emphasis">|A| = 5</text:span> archi, ma il grafo ha <text:span text:style-name="Strong_20_Emphasis">6 vertici</text:span>, quindi non possiamo considerarlo connesso.</text:p>
        </text:list-item>
        <text:list-item>
          <text:p text:style-name="P20"><text:span text:style-name="Strong_20_Emphasis">Non sono stati trovati n - 1 = 5 archi</text:span> che collegano tutti i vertici. In realtà, il grafo è composto da due componenti separate.</text:p>
        </text:list-item>
      </text:list>
      <text:h text:style-name="Heading_20_3" text:outline-level="3">Risultato corretto:</text:h>
      <text:p text:style-name="Text_20_body">Poiché <text:span text:style-name="Strong_20_Emphasis">|A| = 5</text:span> (il numero di archi trovato), l'algoritmo non ha completato una connessione fra tutti i vertici, e <text:span text:style-name="Strong_20_Emphasis">restituisce FALSE</text:span>.</text:p>
      <text:p text:style-name="Text_20_body">La conclusione è che il grafo non è connesso, quindi l'algoritmo deve restituire <text:span text:style-name="Strong_20_Emphasis">FALSE</text:span>.</text:p>
      <text:p text:style-name="Text_20_body"><text:span text:style-name="Strong_20_Emphasis">A</text:span> contiene i seguenti archi:</text:p>
      <text:p text:style-name="Preformatted_20_Text">scss</text:p>
      <text:p text:style-name="Preformatted_20_Text">Copia codice</text:p>
      <text:p text:style-name="P21"><text:span text:style-name="Source_20_Text">{(1, 2), (1, 3), (1, 0), (4, 5), (5, 6)}</text:span></text:p>
      <text:p text:style-name="Text_20_body">Questi archi formano due componenti connesse separa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7:35:06.300559442</meta:creation-date>
    <dc:date>2025-01-13T17:43:21.779098652</dc:date>
    <meta:editing-duration>PT8M16S</meta:editing-duration>
    <meta:editing-cycles>1</meta:editing-cycles>
    <meta:document-statistic meta:table-count="0" meta:image-count="0" meta:object-count="0" meta:page-count="3" meta:paragraph-count="71" meta:word-count="1097" meta:character-count="6133" meta:non-whitespace-character-count="5146"/>
    <meta:generator>LibreOffice/24.8.3.2$Linux_X86_64 LibreOffice_project/480$Build-2</meta:generator>
  </office:meta>
</office:document-meta>
</file>